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5" table:default-cell-style-name="ce11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>
            <text:p>Nr</text:p>
          </table:table-cell>
          <table:table-cell table:style-name="ce5" office:value-type="string">
            <text:p>Name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</text:p>
          </table:table-cell>
          <table:table-cell table:style-name="ce9" office:value-type="string">
            <text:p>rating</text:p>
          </table:table-cell>
          <table:table-cell table:style-name="ce9" office:value-type="string">
            <text:p>footprint</text:p>
          </table:table-cell>
          <table:table-cell table:style-name="ce9" office:value-type="string">
            <text:p>manufacturer</text:p>
          </table:table-cell>
          <table:table-cell table:style-name="ce1" office:value-type="string">
            <text:p>manuf. nr.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BCENT, BO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OTHER</text:p>
          </table:table-cell>
          <table:table-cell table:style-name="ce10" office:value-type="string">
            <text:p>tactile switch, side, high reliability</text:p>
          </table:table-cell>
          <table:table-cell table:style-name="ce10" office:value-type="string">
            <text:p>B3F-3122</text:p>
          </table:table-cell>
          <table:table-cell table:style-name="ce10" office:value-type="string">
            <text:p>B3F-31XX</text:p>
          </table:table-cell>
          <table:table-cell table:style-name="ce10" office:value-type="string">
            <text:p>Omron</text:p>
          </table:table-cell>
          <table:table-cell table:style-name="ce2" office:value-type="string">
            <text:p>B3F-31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FF, BRESET</text:p>
          </table:table-cell>
          <table:table-cell office:value-type="float" office:value="2">
            <text:p>2</text:p>
          </table:table-cell>
          <table:table-cell office:value-type="string">
            <text:p>OTHER</text:p>
          </table:table-cell>
          <table:table-cell office:value-type="string">
            <text:p>tactile switch, ultrasmall</text:p>
          </table:table-cell>
          <table:table-cell office:value-type="string">
            <text:p>B3U-1000P</text:p>
          </table:table-cell>
          <table:table-cell office:value-type="string">
            <text:p>B3U-XXXX</text:p>
          </table:table-cell>
          <table:table-cell table:style-name="ce11" office:value-type="string">
            <text:p>Omron</text:p>
          </table:table-cell>
          <table:table-cell office:value-type="string">
            <text:p>B3U-1000P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1, C2, C3, C4, C201, C301, C601, C602, C901, C903, C904, C905 </text:p>
          </table:table-cell>
          <table:table-cell office:value-type="float" office:value="12">
            <text:p>12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100nF/25V/X7R</text:p>
          </table:table-cell>
          <table:table-cell office:value-type="string">
            <text:p>C0603</text:p>
          </table:table-cell>
          <table:table-cell table:number-columns-repeated="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102, C103</text:p>
          </table:table-cell>
          <table:table-cell office:value-type="float" office:value="2">
            <text:p>2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2.2uF/16V/X7R </text:p>
          </table:table-cell>
          <table:table-cell office:value-type="string">
            <text:p>C0805</text:p>
          </table:table-cell>
          <table:table-cell table:number-columns-repeated="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104, C105</text:p>
          </table:table-cell>
          <table:table-cell office:value-type="float" office:value="2">
            <text:p>2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10nF/25V/X7R</text:p>
          </table:table-cell>
          <table:table-cell office:value-type="string">
            <text:p>C0603</text:p>
          </table:table-cell>
          <table:table-cell table:number-columns-repeated="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106, C304</text:p>
          </table:table-cell>
          <table:table-cell office:value-type="float" office:value="2">
            <text:p>2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47nF/25V/X7R</text:p>
          </table:table-cell>
          <table:table-cell office:value-type="string">
            <text:p>C0603</text:p>
          </table:table-cell>
          <table:table-cell table:number-columns-repeated="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5, C6, C101, C661, C662, C663, C664, C665, C666, C701, C702, C801, C802</text:p>
          </table:table-cell>
          <table:table-cell office:value-type="float" office:value="13">
            <text:p>13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1uF/16V/X7R</text:p>
          </table:table-cell>
          <table:table-cell office:value-type="string">
            <text:p>C0603</text:p>
          </table:table-cell>
          <table:table-cell table:number-columns-repeated="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7, C8</text:p>
          </table:table-cell>
          <table:table-cell office:value-type="float" office:value="2">
            <text:p>2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22pF/50V/NP0</text:p>
          </table:table-cell>
          <table:table-cell office:value-type="string">
            <text:p>C0603</text:p>
          </table:table-cell>
          <table:table-cell table:number-columns-repeated="2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C803</text:p>
          </table:table-cell>
          <table:table-cell office:value-type="float" office:value="1">
            <text:p>1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22uF/6.3V/</text:p>
          </table:table-cell>
          <table:table-cell office:value-type="string">
            <text:p>C0805</text:p>
          </table:table-cell>
          <table:table-cell table:number-columns-repeated="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C902</text:p>
          </table:table-cell>
          <table:table-cell office:value-type="float" office:value="1">
            <text:p>1</text:p>
          </table:table-cell>
          <table:table-cell office:value-type="string">
            <text:p>Capacitor</text:p>
          </table:table-cell>
          <table:table-cell table:style-name="Default"/>
          <table:table-cell office:value-type="string">
            <text:p>4.7uF/10V/X7R</text:p>
          </table:table-cell>
          <table:table-cell office:value-type="string">
            <text:p>C0805</text:p>
          </table:table-cell>
          <table:table-cell table:number-columns-repeated="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1, D2</text:p>
          </table:table-cell>
          <table:table-cell office:value-type="float" office:value="2">
            <text:p>2</text:p>
          </table:table-cell>
          <table:table-cell office:value-type="string">
            <text:p>Diode</text:p>
          </table:table-cell>
          <table:table-cell office:value-type="string">
            <text:p>DUAL DIODE</text:p>
          </table:table-cell>
          <table:table-cell office:value-type="string">
            <text:p>BAV170,215</text:p>
          </table:table-cell>
          <table:table-cell office:value-type="string">
            <text:p>SOT23</text:p>
          </table:table-cell>
          <table:table-cell table:style-name="ce11" office:value-type="string">
            <text:p>NXP</text:p>
          </table:table-cell>
          <table:table-cell office:value-type="string">
            <text:p>BAV170,215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FET1, FET3</text:p>
          </table:table-cell>
          <table:table-cell office:value-type="float" office:value="2">
            <text:p>2</text:p>
          </table:table-cell>
          <table:table-cell office:value-type="string">
            <text:p>IC</text:p>
          </table:table-cell>
          <table:table-cell office:value-type="string">
            <text:p>N-mosfet</text:p>
          </table:table-cell>
          <table:table-cell office:value-type="string">
            <text:p>N Mosfet</text:p>
          </table:table-cell>
          <table:table-cell office:value-type="string">
            <text:p>SOT23</text:p>
          </table:table-cell>
          <table:table-cell table:style-name="ce11" office:value-type="string">
            <text:p>Infineon</text:p>
          </table:table-cell>
          <table:table-cell office:value-type="string">
            <text:p>BSS123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FET2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N/P dual mosfet</text:p>
          </table:table-cell>
          <table:table-cell office:value-type="string">
            <text:p>N/P Dualmosfet</text:p>
          </table:table-cell>
          <table:table-cell office:value-type="string">
            <text:p>SOT363</text:p>
          </table:table-cell>
          <table:table-cell table:style-name="ce11" office:value-type="string">
            <text:p>DiodesZetex</text:p>
          </table:table-cell>
          <table:table-cell office:value-type="string">
            <text:p>DMG1016UDW-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LEDCHRG, LEDDEBUG</text:p>
          </table:table-cell>
          <table:table-cell office:value-type="float" office:value="2">
            <text:p>2</text:p>
          </table:table-cell>
          <table:table-cell office:value-type="string">
            <text:p>Diode</text:p>
          </table:table-cell>
          <table:table-cell office:value-type="string">
            <text:p>Blue LED</text:p>
          </table:table-cell>
          <table:table-cell office:value-type="string">
            <text:p>Blue, &gt;40mcd@20mA</text:p>
          </table:table-cell>
          <table:table-cell office:value-type="string">
            <text:p>LED0603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DFULL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Green LED</text:p>
          </table:table-cell>
          <table:table-cell office:value-type="string">
            <text:p>Green, &gt;40mcd@20mA</text:p>
          </table:table-cell>
          <table:table-cell office:value-type="string">
            <text:p>LED0603</text:p>
          </table:table-cell>
          <table:table-cell table:number-columns-repeated="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LEDIR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Infrared LED</text:p>
          </table:table-cell>
          <table:table-cell office:value-type="string">
            <text:p>IR</text:p>
          </table:table-cell>
          <table:table-cell office:value-type="string">
            <text:p>LED1206</text:p>
          </table:table-cell>
          <table:table-cell table:style-name="ce11" office:value-type="string">
            <text:p>Everlight</text:p>
          </table:table-cell>
          <table:table-cell office:value-type="string">
            <text:p>HIR11-21C/L11/TR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EDON, LEDTX</text:p>
          </table:table-cell>
          <table:table-cell office:value-type="float" office:value="2">
            <text:p>2</text:p>
          </table:table-cell>
          <table:table-cell office:value-type="string">
            <text:p>Diode</text:p>
          </table:table-cell>
          <table:table-cell office:value-type="string">
            <text:p>Red LED</text:p>
          </table:table-cell>
          <table:table-cell office:value-type="string">
            <text:p>Red, &gt; 40mcd@20mA </text:p>
          </table:table-cell>
          <table:table-cell office:value-type="string">
            <text:p>LED0603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LEDRGB1 – LEDRGB16</text:p>
          </table:table-cell>
          <table:table-cell office:value-type="float" office:value="16">
            <text:p>16</text:p>
          </table:table-cell>
          <table:table-cell office:value-type="string">
            <text:p>Diode</text:p>
          </table:table-cell>
          <table:table-cell office:value-type="string">
            <text:p>RGB LED</text:p>
          </table:table-cell>
          <table:table-cell office:value-type="string">
            <text:p>RGB</text:p>
          </table:table-cell>
          <table:table-cell office:value-type="float" office:value="5050">
            <text:p>5050</text:p>
          </table:table-cell>
          <table:table-cell table:style-name="ce11" office:value-type="string">
            <text:p>Cree</text:p>
          </table:table-cell>
          <table:table-cell office:value-type="string">
            <text:p>CLV6A-FKB-CK1P1G1BB7R3R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LEDRX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Yellow LED</text:p>
          </table:table-cell>
          <table:table-cell office:value-type="string">
            <text:p>Yellow, <text:s/>&gt;40mcd@20mA </text:p>
          </table:table-cell>
          <table:table-cell office:value-type="string">
            <text:p>LED0603</text:p>
          </table:table-cell>
          <table:table-cell table:number-columns-repeated="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LEDUV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UV LED</text:p>
          </table:table-cell>
          <table:table-cell office:value-type="string">
            <text:p>UV</text:p>
          </table:table-cell>
          <table:table-cell office:value-type="string">
            <text:p>LED1206</text:p>
          </table:table-cell>
          <table:table-cell table:style-name="ce11" office:value-type="string">
            <text:p>Bivar</text:p>
          </table:table-cell>
          <table:table-cell office:value-type="string">
            <text:p>SM1206UV-395-IL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DWHITE</text:p>
          </table:table-cell>
          <table:table-cell office:value-type="float" office:value="1">
            <text:p>1</text:p>
          </table:table-cell>
          <table:table-cell office:value-type="string">
            <text:p>Diode</text:p>
          </table:table-cell>
          <table:table-cell office:value-type="string">
            <text:p>White LED</text:p>
          </table:table-cell>
          <table:table-cell table:number-columns-repeated="2" office:value-type="string">
            <text:p>OSLON</text:p>
          </table:table-cell>
          <table:table-cell table:style-name="ce11" office:value-type="string">
            <text:p>Osram OS</text:p>
          </table:table-cell>
          <table:table-cell office:value-type="string">
            <text:p>LUW CN5M-GAHA-5P7R-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1, R4, R6, R103, R108, R114, R119, R302, R805</text:p>
          </table:table-cell>
          <table:table-cell office:value-type="float" office:value="9">
            <text:p>9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1K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R101, R102, R802</text:p>
          </table:table-cell>
          <table:table-cell office:value-type="float" office:value="3">
            <text:p>3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22R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R104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47K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R107, R110</text:p>
          </table:table-cell>
          <table:table-cell office:value-type="float" office:value="2">
            <text:p>2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22K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111, R116, R118, R120, R201, R202, R603, R804</text:p>
          </table:table-cell>
          <table:table-cell office:value-type="float" office:value="8">
            <text:p>8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100K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R112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office:value-type="string">
            <text:p>ref Va</text:p>
          </table:table-cell>
          <table:table-cell office:value-type="string">
            <text:p>330K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R113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office:value-type="string">
            <text:p>ref Vb</text:p>
          </table:table-cell>
          <table:table-cell office:value-type="string">
            <text:p>560K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13, R14, R15</text:p>
          </table:table-cell>
          <table:table-cell office:value-type="float" office:value="3">
            <text:p>3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330R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R2, R3, R106, R703, R704, R705 </text:p>
          </table:table-cell>
          <table:table-cell office:value-type="float" office:value="6">
            <text:p>6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10K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R601, R602</text:p>
          </table:table-cell>
          <table:table-cell office:value-type="float" office:value="2">
            <text:p>2</text:p>
          </table:table-cell>
          <table:table-cell office:value-type="string">
            <text:p>Resister</text:p>
          </table:table-cell>
          <table:table-cell office:value-type="string">
            <text:p>rgb ref</text:p>
          </table:table-cell>
          <table:table-cell office:value-type="string">
            <text:p>2K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R701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office:value-type="string">
            <text:p>uv ref</text:p>
          </table:table-cell>
          <table:table-cell office:value-type="string">
            <text:p>15K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R702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office:value-type="string">
            <text:p>white ref</text:p>
          </table:table-cell>
          <table:table-cell office:value-type="string">
            <text:p>6K8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8, R9, R105, R117</text:p>
          </table:table-cell>
          <table:table-cell office:value-type="float" office:value="4">
            <text:p>4</text:p>
          </table:table-cell>
          <table:table-cell office:value-type="string">
            <text:p>Resister</text:p>
          </table:table-cell>
          <table:table-cell office:value-type="string">
            <text:p>R105: chrgref; R117: tchrgref</text:p>
          </table:table-cell>
          <table:table-cell office:value-type="string">
            <text:p>4K7/1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R801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1M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R803</text:p>
          </table:table-cell>
          <table:table-cell office:value-type="float" office:value="1">
            <text:p>1</text:p>
          </table:table-cell>
          <table:table-cell office:value-type="string">
            <text:p>Resister</text:p>
          </table:table-cell>
          <table:table-cell table:style-name="Default"/>
          <table:table-cell office:value-type="string">
            <text:p>47R/5%/0.1W</text:p>
          </table:table-cell>
          <table:table-cell office:value-type="string">
            <text:p>R0603</text:p>
          </table:table-cell>
          <table:table-cell table:number-columns-repeated="2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UCACCEL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3 Axis Accelerometer</text:p>
          </table:table-cell>
          <table:table-cell office:value-type="string">
            <text:p>Accelerometer</text:p>
          </table:table-cell>
          <table:table-cell office:value-type="string">
            <text:p>QFN-16</text:p>
          </table:table-cell>
          <table:table-cell table:style-name="ce11" office:value-type="string">
            <text:p>Freescale</text:p>
          </table:table-cell>
          <table:table-cell office:value-type="string">
            <text:p>MMA8452QT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UCATMEL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uC, Atmega32U4-MU</text:p>
          </table:table-cell>
          <table:table-cell office:value-type="string">
            <text:p>uC</text:p>
          </table:table-cell>
          <table:table-cell office:value-type="string">
            <text:p>QFN-44</text:p>
          </table:table-cell>
          <table:table-cell table:style-name="ce11" office:value-type="string">
            <text:p>Atmel</text:p>
          </table:table-cell>
          <table:table-cell office:value-type="string">
            <text:p>Atmega32U4-MU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CCHRG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Lipo Charger</text:p>
          </table:table-cell>
          <table:table-cell office:value-type="string">
            <text:p>Lipo charger</text:p>
          </table:table-cell>
          <table:table-cell office:value-type="string">
            <text:p>SOT23-5</text:p>
          </table:table-cell>
          <table:table-cell table:style-name="ce11" office:value-type="string">
            <text:p>Microchip</text:p>
          </table:table-cell>
          <table:table-cell office:value-type="string">
            <text:p>MCP73831T-2ACI/OT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UCEEPROM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SPI EEPROM 1MBt</text:p>
          </table:table-cell>
          <table:table-cell office:value-type="string">
            <text:p>SPI EEPROM</text:p>
          </table:table-cell>
          <table:table-cell office:value-type="string">
            <text:p>SOIC-8/150mil</text:p>
          </table:table-cell>
          <table:table-cell table:style-name="ce11" office:value-type="string">
            <text:p>Microchip</text:p>
          </table:table-cell>
          <table:table-cell office:value-type="string">
            <text:p>SST25VF080B-80-4I-SAE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UCL1, UCL2</text:p>
          </table:table-cell>
          <table:table-cell office:value-type="float" office:value="2">
            <text:p>2</text:p>
          </table:table-cell>
          <table:table-cell office:value-type="string">
            <text:p>IC</text:p>
          </table:table-cell>
          <table:table-cell table:number-columns-repeated="2" office:value-type="string">
            <text:p>LED Driver</text:p>
          </table:table-cell>
          <table:table-cell office:value-type="string">
            <text:p>SOT23-6 <text:s text:c="3"/></text:p>
          </table:table-cell>
          <table:table-cell table:style-name="ce11" office:value-type="string">
            <text:p>Adv. Analogic Tech.</text:p>
          </table:table-cell>
          <table:table-cell office:value-type="string">
            <text:p>AHK3292IGU-T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UCLSEN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RGBV Light Sensor with Prox.</text:p>
          </table:table-cell>
          <table:table-cell office:value-type="string">
            <text:p>RGBV Sensor</text:p>
          </table:table-cell>
          <table:table-cell office:value-type="string">
            <text:p>FN-6</text:p>
          </table:table-cell>
          <table:table-cell table:style-name="ce11" office:value-type="string">
            <text:p>AMS</text:p>
          </table:table-cell>
          <table:table-cell office:value-type="string">
            <text:p>TCS37717FN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UCRGB1, UCRGB2</text:p>
          </table:table-cell>
          <table:table-cell office:value-type="float" office:value="2">
            <text:p>2</text:p>
          </table:table-cell>
          <table:table-cell office:value-type="string">
            <text:p>IC</text:p>
          </table:table-cell>
          <table:table-cell office:value-type="string">
            <text:p>24 Ch. Led Driver</text:p>
          </table:table-cell>
          <table:table-cell office:value-type="string">
            <text:p>LED Driver</text:p>
          </table:table-cell>
          <table:table-cell office:value-type="string">
            <text:p>QFN-32</text:p>
          </table:table-cell>
          <table:table-cell table:style-name="ce11" office:value-type="string">
            <text:p>Texas Instruments</text:p>
          </table:table-cell>
          <table:table-cell office:value-type="string">
            <text:p>TLC5947RHBT</text:p>
          </table:table-cell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UCRTC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I2CTM Real-Time Clock</text:p>
          </table:table-cell>
          <table:table-cell office:value-type="string">
            <text:p>I2C_RTC</text:p>
          </table:table-cell>
          <table:table-cell office:value-type="string">
            <text:p>MSOP-8</text:p>
          </table:table-cell>
          <table:table-cell table:style-name="ce11" office:value-type="string">
            <text:p>Microchip</text:p>
          </table:table-cell>
          <table:table-cell office:value-type="string">
            <text:p>MCP79410-I/MS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UCVRG</text:p>
          </table:table-cell>
          <table:table-cell office:value-type="float" office:value="1">
            <text:p>1</text:p>
          </table:table-cell>
          <table:table-cell office:value-type="string">
            <text:p>IC</text:p>
          </table:table-cell>
          <table:table-cell office:value-type="string">
            <text:p>VOLTAGE REG</text:p>
          </table:table-cell>
          <table:table-cell office:value-type="string">
            <text:p>VREG</text:p>
          </table:table-cell>
          <table:table-cell office:value-type="string">
            <text:p>SOT23-5</text:p>
          </table:table-cell>
          <table:table-cell table:style-name="ce11" office:value-type="string">
            <text:p>Microchip</text:p>
          </table:table-cell>
          <table:table-cell office:value-type="string">
            <text:p>MCP1824T-3302E/OT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XLIPO1</text:p>
          </table:table-cell>
          <table:table-cell office:value-type="float" office:value="1">
            <text:p>1</text:p>
          </table:table-cell>
          <table:table-cell office:value-type="string">
            <text:p>Connector</text:p>
          </table:table-cell>
          <table:table-cell office:value-type="string">
            <text:p>Through-hole type shrouded header, SIDEENTRY, 2mm </text:p>
          </table:table-cell>
          <table:table-cell office:value-type="string">
            <text:p>S <text:s/>2B-PH-K-S</text:p>
          </table:table-cell>
          <table:table-cell office:value-type="string">
            <text:p>pin_2x2mm</text:p>
          </table:table-cell>
          <table:table-cell table:style-name="ce11" office:value-type="string">
            <text:p>JST</text:p>
          </table:table-cell>
          <table:table-cell office:value-type="string">
            <text:p>S <text:s/>2B-PH-K-S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XUSB</text:p>
          </table:table-cell>
          <table:table-cell office:value-type="float" office:value="1">
            <text:p>1</text:p>
          </table:table-cell>
          <table:table-cell office:value-type="string">
            <text:p>Connector</text:p>
          </table:table-cell>
          <table:table-cell office:value-type="string">
            <text:p>USB micro AB conn, SMD</text:p>
          </table:table-cell>
          <table:table-cell office:value-type="string">
            <text:p>USBAB</text:p>
          </table:table-cell>
          <table:table-cell office:value-type="string">
            <text:p>SMD</text:p>
          </table:table-cell>
          <table:table-cell table:style-name="ce11" office:value-type="string">
            <text:p>FCI</text:p>
          </table:table-cell>
          <table:table-cell office:value-type="string">
            <text:p>10104111-0001LF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Y1</text:p>
          </table:table-cell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 office:value-type="string">
            <text:p>Crystal, SMD-5X3</text:p>
          </table:table-cell>
          <table:table-cell office:value-type="string">
            <text:p>8MHz/30ppm/12pF/</text:p>
          </table:table-cell>
          <table:table-cell office:value-type="string">
            <text:p>SMD-5X3.2mm</text:p>
          </table:table-cell>
          <table:table-cell table:style-name="ce11" office:value-type="string">
            <text:p>Interquip</text:p>
          </table:table-cell>
          <table:table-cell office:value-type="string">
            <text:p>5RCA08000123TF80Q3</text:p>
          </table:table-cell>
        </table:table-row>
        <table:table-row table:style-name="ro3">
          <table:table-cell table:style-name="ce4" office:value-type="float" office:value="49">
            <text:p>49</text:p>
          </table:table-cell>
          <table:table-cell table:style-name="ce8" office:value-type="string">
            <text:p>Y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THER</text:p>
          </table:table-cell>
          <table:table-cell table:style-name="ce12" office:value-type="string">
            <text:p>Crystal, THRU-HOLE</text:p>
          </table:table-cell>
          <table:table-cell table:style-name="ce12" office:value-type="string">
            <text:p>32.768kHz/20ppm/12pF/50K</text:p>
          </table:table-cell>
          <table:table-cell table:style-name="ce12" office:value-type="string">
            <text:p>NC26LF</text:p>
          </table:table-cell>
          <table:table-cell table:style-name="ce12" office:value-type="string">
            <text:p>Fox Electronics</text:p>
          </table:table-cell>
          <table:table-cell table:style-name="ce4" office:value-type="string">
            <text:p>NC26LF-32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integer-digits="1" number:grouping="true"/>
    </number:number-style>
    <number:number-style style:name="N125">
      <number:number number:decimal-places="15" number:min-integer-digits="1" number:grouping="true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5/01/2014</text:date>, <text:time>0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zard23 </meta:initial-creator>
    <meta:creation-date>2014-05-01T00:26:20</meta:creation-date>
    <dc:date>2014-05-01T00:27:06</dc:date>
    <dc:creator>wizard23 </dc:creator>
    <meta:editing-duration>PT46S</meta:editing-duration>
    <meta:editing-cycles>1</meta:editing-cycles>
    <meta:document-statistic meta:table-count="3" meta:cell-count="379" meta:object-count="0"/>
    <meta:generator>LibreOffice/3.4$Linux LibreOffice_project/340m1$Build-402</meta:generator>
  </office:meta>
</office:document-meta>
</file>